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 style:data-style-name="N4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MED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GED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Analytical</text:p>
          </table:table-cell>
          <table:table-cell table:style-name="ce2" office:value-type="string" calcext:value-type="string">
            <text:p>Limited Data (Relative Error To Analytical)</text:p>
          </table:table-cell>
          <table:table-cell table:style-name="ce2" office:value-type="string" calcext:value-type="string">
            <text:p>Jackknife (Relative Error To Analytical)</text:p>
          </table:table-cell>
          <table:table-cell table:style-name="ce2" office:value-type="string" calcext:value-type="string">
            <text:p>Analytical</text:p>
          </table:table-cell>
          <table:table-cell table:style-name="ce2" office:value-type="string" calcext:value-type="string">
            <text:p>Limited Data (Relative Error To Analytical)</text:p>
          </table:table-cell>
          <table:table-cell table:style-name="ce2" office:value-type="string" calcext:value-type="string">
            <text:p>Jackknife (Relative Error To Analytical)</text:p>
          </table:table-cell>
          <table:table-cell table:style-name="ce2" table:number-columns-repeated="1017"/>
        </table:table-row>
        <table:table-row table:style-name="ro3">
          <table:table-cell table:style-name="ce1" office:value-type="string" calcext:value-type="string">
            <text:p>Case 1</text:p>
          </table:table-cell>
          <table:table-cell table:style-name="ce4" office:value-type="float" office:value="0.067" calcext:value-type="float">
            <text:p>0.067</text:p>
          </table:table-cell>
          <table:table-cell table:style-name="ce5" table:formula="of:=ABS(([.B3]-[.C7])/[.B3])" office:value-type="float" office:value="0.169154228855721" calcext:value-type="float">
            <text:p>0.1691542289</text:p>
          </table:table-cell>
          <table:table-cell table:style-name="ce4" table:formula="of:=ABS(([.B3]-[.D7])/[.B3])" office:value-type="float" office:value="0.104477611940299" calcext:value-type="float">
            <text:p>0.1044776119</text:p>
          </table:table-cell>
          <table:table-cell office:value-type="float" office:value="0.067" calcext:value-type="float">
            <text:p>0.067</text:p>
          </table:table-cell>
          <table:table-cell table:formula="of:=ABS(([.E3]-[.F7])/[.E3])" office:value-type="float" office:value="1.25602755453501" calcext:value-type="float">
            <text:p>1.2560275545</text:p>
          </table:table-cell>
          <table:table-cell table:formula="of:=ABS(([.E3]-[.G7])/[.E3])" office:value-type="float" office:value="0.141791044776119" calcext:value-type="float">
            <text:p>0.141791044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ase 2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ABS(([.B4]-[.C8])/[.B4])" office:value-type="float" office:value="0.130128205128207" calcext:value-type="float">
            <text:p>0.1301282051</text:p>
          </table:table-cell>
          <table:table-cell table:style-name="ce4" table:formula="of:=ABS(([.B4]-[.D8])/[.B4])" office:value-type="float" office:value="0.108333333333333" calcext:value-type="float">
            <text:p>0.1083333333</text:p>
          </table:table-cell>
          <table:table-cell office:value-type="float" office:value="0.21" calcext:value-type="float">
            <text:p>0.21</text:p>
          </table:table-cell>
          <table:table-cell table:formula="of:=ABS(([.E4]-[.F8])/[.E4])" office:value-type="float" office:value="0.641330891330891" calcext:value-type="float">
            <text:p>0.6413308913</text:p>
          </table:table-cell>
          <table:table-cell table:formula="of:=ABS(([.E4]-[.G8])/[.E4])" office:value-type="float" office:value="0.0833333333333334" calcext:value-type="float">
            <text:p>0.0833333333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ase 3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table:formula="of:=ABS(([.B5]-[.C9])/[.B5])" office:value-type="float" office:value="0.242474916387961" calcext:value-type="float">
            <text:p>0.2424749164</text:p>
          </table:table-cell>
          <table:table-cell table:style-name="ce4" table:formula="of:=ABS(([.B5]-[.D9])/[.B5])" office:value-type="float" office:value="0.152173913043478" calcext:value-type="float">
            <text:p>0.152173913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783333333333333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ce6" office:value-type="float" office:value="0.151153846153846" calcext:value-type="float">
            <text:p>0.15</text:p>
          </table:table-cell>
          <table:table-cell office:value-type="float" office:value="0.0575" calcext:value-type="float">
            <text:p>0.05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339038461538462" calcext:value-type="float">
            <text:p>0.34</text:p>
          </table:table-cell>
          <table:table-cell office:value-type="float" office:value="0.3325" calcext:value-type="float">
            <text:p>0.3325</text:p>
          </table:table-cell>
          <table:table-cell/>
          <table:table-cell table:style-name="ce6" office:value-type="float" office:value="0.344679487179487" calcext:value-type="float">
            <text:p>0.34</text:p>
          </table:table-cell>
          <table:table-cell office:value-type="float" office:value="0.2275" calcext:value-type="float">
            <text:p>0.22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285769230769231" calcext:value-type="float">
            <text:p>0.29</text:p>
          </table:table-cell>
          <table:table-cell office:value-type="float" office:value="0.265" calcext:value-type="float">
            <text:p>0.265</text:p>
          </table:table-cell>
          <table:table-cell/>
          <table:table-cell table:style-name="ce6" office:value-type="float" office:value="0.313076923076923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6-03-07T21:20:52.732015725</meta:creation-date>
    <dc:date>2016-03-07T21:41:16.620586854</dc:date>
    <dc:creator>sean </dc:creator>
    <meta:editing-duration>PT17M32S</meta:editing-duration>
    <meta:editing-cycles>3</meta:editing-cycles>
    <meta:generator>LibreOffice/4.2.8.2$Linux_X86_64 LibreOffice_project/420m0$Build-2</meta:generator>
    <meta:document-statistic meta:table-count="1" meta:cell-count="41" meta:object-count="0"/>
  </office:meta>
</office:document-meta>
</file>